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svg:stroke-color="#ff0000" draw:marker-start-width="0.275cm" draw:marker-end="Arrow" draw:marker-end-width="0.275cm" draw:fill="none" draw:fill-color="#c0c0c0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2cm" draw:fill="none" draw:fill-color="#c0c0c0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6.8cm" svg:x="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1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5.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7.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9cm" svg:x="3.7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2cm" svg:height="0.9cm" svg:x="7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2cm" svg:height="0.9cm" svg:x="5.6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9cm" svg:x="3.7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2cm" svg:height="0.9cm" svg:x="3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2cm" svg:height="0.9cm" svg:x="7.5cm" svg:y="1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9cm" svg:x="1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9cm" svg:x="1.7cm" svg:y="2.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9cm" svg:y1="4.25cm" svg:x2="5.599cm" svg:y2="2.949cm" draw:start-shape="id1" draw:start-glue-point="1" svg:d="m3900 4250 1699-1301" svg:viewBox="0 0 1700 1302">
          <text:p/>
        </draw:connector>
        <draw:connector draw:style-name="gr4" draw:text-style-name="P1" draw:layer="layout" draw:type="line" svg:x1="5.8cm" svg:y1="2.95cm" svg:x2="7.5cm" svg:y2="1.5cm" draw:start-shape="id2" draw:start-glue-point="1" draw:end-shape="id3" draw:end-glue-point="3" svg:d="m5800 2950 1700-1450" svg:viewBox="0 0 1701 1451">
          <text:p/>
        </draw:connector>
        <draw:connector draw:style-name="gr4" draw:text-style-name="P1" draw:layer="layout" draw:type="line" svg:x1="5.8cm" svg:y1="2.95cm" svg:x2="7.5cm" svg:y2="2.95cm" draw:start-shape="id2" draw:start-glue-point="1" draw:end-shape="id4" draw:end-glue-point="3" svg:d="m5800 2950h1700" svg:viewBox="0 0 1701 1">
          <text:p/>
        </draw:connector>
        <draw:frame draw:style-name="gr5" draw:layer="layout" svg:width="0.2cm" svg:height="0.47cm" svg:x="3.268cm" svg:y="3.857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24cm" fo:margin-left="0cm" fo:margin-right="0cm" fo:page-width="8.6cm" fo:page-height="6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10-07T20:16:03</meta:creation-date>
    <dc:date>2015-10-07T20:43:30</dc:date>
    <dc:creator>ETE </dc:creator>
    <meta:editing-duration>PT18M</meta:editing-duration>
    <meta:editing-cycles>3</meta:editing-cycles>
    <meta:generator>LibreOffice/3.5$Linux_x86 LibreOffice_project/350m1$Build-2</meta:generator>
    <meta:document-statistic meta:object-count="17"/>
  </office:meta>
</office:document-meta>
</file>

<file path=Object 2/content.xml><?xml version="1.0" encoding="utf-8"?>
<math xmlns="http://www.w3.org/1998/Math/MathML">
  <mrow/>
</math>
</file>